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7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rys <text:span text:style-name="T1">INEGI</text:span></text:p>
      <text:p text:style-name="Standard"/>
      <text:p text:style-name="Standard">6.- numero de entidades</text:p>
      <text:p text:style-name="Standard">Sql:</text:p>
      <text:p text:style-name="Standard">select count(*) as numero_entidades from entidades;</text:p>
      <text:p text:style-name="Standard"/>
      <text:p text:style-name="Standard">7.- numero de municipios por entidad</text:p>
      <text:p text:style-name="Standard">Sql:</text:p>
      <text:p text:style-name="Standard"/>
      <text:p text:style-name="Standard">select count(*), identidad from municipios group by identidad;</text:p>
      <text:p text:style-name="Standard"/>
      <text:p text:style-name="Standard">8.- nombre entidad y nombre de sus municipios </text:p>
      <text:p text:style-name="Standard">Sql:</text:p>
      <text:p text:style-name="Standard">select e.nombreentidad, m.nombremunicipio from municipios as m join entidades as e on e.identidad = m.identidad order by e.identidad;</text:p>
      <text:p text:style-name="Standard"/>
      <text:p text:style-name="Standard"/>
      <text:p text:style-name="Standard">9.- numero de tipos de actividad que existen</text:p>
      <text:p text:style-name="Standard">Sql:</text:p>
      <text:p text:style-name="Standard"/>
      <text:p text:style-name="Standard">select count(*) from tipoactividad;</text:p>
      <text:p text:style-name="Standard"/>
      <text:p text:style-name="Standard"/>
      <text:p text:style-name="Standard">10.- nombre de municipios donde el nombre de su entidad contenga una A </text:p>
      <text:p text:style-name="Standard">Sql:</text:p>
      <text:p text:style-name="Standard"/>
      <text:p text:style-name="Standard">select nombremunicipio from municipios where identidad in (select identidad from entidades where nombreentidad like '%A%');</text:p>
      <text:p text:style-name="Standard"/>
      <text:p text:style-name="Standard"/>
      <text:p text:style-name="Standard">11.- nombre del municipio, nombre de su empresa, latitud y longitud </text:p>
      <text:p text:style-name="Standard">Sql:</text:p>
      <text:p text:style-name="Standard"/>
      <text:p text:style-name="Standard">select m.nombremunicipio, e.nombreempresa, e.latitud, e.longitud from municipios as m, empresas as e where m.identidad = e.identidad and m.idmunicipio=e.idmunicipio;</text:p>
      <text:p text:style-name="Standard"/>
      <text:p text:style-name="Standard">select m.nombremunicipio, e.nombreempresa, e.latitud, e.longitud from municipios as m join empresas as e on m.identidad = e.identidad and m.idmunicipio=e.idmunicipio;</text:p>
      <text:p text:style-name="Standard"/>
      <text:p text:style-name="Standard">12.- numero de empresas por municipio</text:p>
      <text:p text:style-name="Standard">Sql:</text:p>
      <text:p text:style-name="Standard"/>
      <text:p text:style-name="Standard">select count(*), idmunicipio from empresas group by idmunicipio;</text:p>
      <text:p text:style-name="Standard"/>
      <text:p text:style-name="Standard"/>
      <text:p text:style-name="Standard">13.- numero de empresas por entidad</text:p>
      <text:p text:style-name="Standard">Sql:</text:p>
      <text:p text:style-name="Standard"/>
      <text:p text:style-name="Standard">select count(*), identidad from empresas group by identidad;</text:p>
      <text:p text:style-name="Standard"><text:soft-page-break/></text:p>
      <text:p text:style-name="Standard"/>
      <text:p text:style-name="Standard">14.- numero de empresas por tipo de actividad</text:p>
      <text:p text:style-name="Standard">Sql:</text:p>
      <text:p text:style-name="Standard"/>
      <text:p text:style-name="Standard">select count(*), codigoactividad from empresas group by codigoactividad;</text:p>
      <text:p text:style-name="Standard"/>
      <text:p text:style-name="Standard"/>
      <text:p text:style-name="Standard">15.- nombre de los municipios que tengan empresas cuyo nombre empiece con BANCO</text:p>
      <text:p text:style-name="Standard">Sql:</text:p>
      <text:p text:style-name="Standard"/>
      <text:p text:style-name="Standard">select nombremunicipio from municipios where idmunicipio in (select idmunicipio from empresas where nombreempresa like 'BANCO%');</text:p>
      <text:p text:style-name="Standard"/>
      <text:p text:style-name="Standard"/>
      <text:p text:style-name="Standard">16.- nombre de la entidad, nombre del municipio, nombre de la empresa y su código postal </text:p>
      <text:p text:style-name="Standard">Sql:</text:p>
      <text:p text:style-name="Standard"/>
      <text:p text:style-name="Standard">select e.nombreentidad, m.nombremunicipio, em.nombreempresa, em.codigopostal from entidades as e, municipios as m, empresas as em where e.identidad = m.identidad and m.idmunicipio = em.idmunicipio and m.identidad = em.identidad order by e.identidad, m.idmunicipio;</text:p>
      <text:p text:style-name="Standard"/>
      <text:p text:style-name="Standard">17.- nombre de la empresa, descripción de su tipo de actividad</text:p>
      <text:p text:style-name="Standard">Sql:</text:p>
      <text:p text:style-name="Standard"/>
      <text:p text:style-name="Standard">select empresas.nombreempresa, tipoactividad.descripcion from empresas, tipoactividad where empresas.codigoactividad = tipoactividad.codigoactividad;</text:p>
      <text:p text:style-name="Standard"/>
      <text:p text:style-name="Standard">select empresas.nombreempresa, tipoactividad.descripcion from empresas join tipoactividad on empresas.codigoactividad = tipoactividad.codigoactividad;</text:p>
      <text:p text:style-name="Standard"/>
      <text:p text:style-name="Standard"/>
      <text:p text:style-name="Standard">18.- nombre del municipio, nombre de la empresa, latitud, longitud, código de actividad y nombre de tipo de actividad </text:p>
      <text:p text:style-name="Standard">Sql:</text:p>
      <text:p text:style-name="Standard"/>
      <text:p text:style-name="Standard">select municipios.nombremunicipio, empresas.nombreempresa, empresas.latitud, empresas.longitud, tipoactividad.codigoactividad, tipoactividad.descripcion from municipios, empresas, tipoactividad where municipios.identidad = empresas.identidad and municipios.idmunicipio=empresas.idmunicipio and empresas.codigoactividad = tipoactividad.codigoactividad;</text:p>
      <text:p text:style-name="Standard"/>
      <text:p text:style-name="Standard">19.- nombre de la empresa, calle, numero, colonia ordenados por nombre</text:p>
      <text:p text:style-name="Standard">Sql:</text:p>
      <text:p text:style-name="Standard">select nombreempresa, calle, numero, colonia from empresas order by nombreempresa;</text:p>
      <text:p text:style-name="Standard"/>
      <text:p text:style-name="Standard">20.- numero de empresas por entidad, ordenados por entidad, pero solo existen mas de 2 empresas por entidad</text:p>
      <text:p text:style-name="Standard"/>
      <text:p text:style-name="Standard">select count(*), identidad from empresas group by identidad having count(*) &gt; 2 order by identida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0:53.823959383</meta:creation-date>
    <dc:date>2020-11-17T21:01:36.145007031</dc:date>
    <meta:editing-duration>PT44S</meta:editing-duration>
    <meta:editing-cycles>1</meta:editing-cycles>
    <meta:document-statistic meta:table-count="0" meta:image-count="0" meta:object-count="0" meta:page-count="2" meta:paragraph-count="47" meta:word-count="399" meta:character-count="3153" meta:non-whitespace-character-count="2796"/>
    <meta:generator>LibreOffice/6.1.5.2$Linux_X86_64 LibreOffice_project/10$Build-2</meta:generator>
  </office:meta>
</office:document-meta>
</file>